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0.1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352cm" loext:decorative="false"/>
      <style:paragraph-properties style:writing-mode="lr-tb"/>
    </style:style>
    <style:style style:name="gr5" style:family="graphic" style:parent-style-name="objectwithoutfill">
      <style:graphic-properties svg:stroke-width="0.1cm" svg:stroke-color="#b3c5eb" draw:marker-start="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769eee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1cm" svg:stroke-color="#a66882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objectwithoutfill">
      <style:graphic-properties svg:stroke-width="0.1cm" svg:stroke-color="#a66882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 loext:decorative="false"/>
      <style:paragraph-properties style:writing-mode="lr-tb"/>
    </style:style>
    <style:style style:name="gr10" style:family="graphic" style:parent-style-name="standard">
      <style:graphic-properties svg:stroke-width="0cm" svg:stroke-color="#a66882" draw:marker-start="" draw:marker-start-width="0.2cm" draw:marker-end-width="0.2cm" draw:fill="none" draw:textarea-vertical-align="middle" draw:auto-grow-height="tru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2.32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82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3.797cm" style:use-optimal-column-width="false"/>
    </style:style>
    <style:style style:name="co3" style:family="table-column">
      <style:table-column-properties style:column-width="3.82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a7074b" loext:opacity="100%" style:text-outline="false" style:text-line-through-style="none" style:text-line-through-type="none" style:text-position="0% 100%" style:font-name="Liberation Mono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text-align="center"/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a64870" loext:opacity="100%" style:font-name="Liberation Mono"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/>
      <style:text-properties fo:color="#769eee" loext:opacity="100%" style:font-name="Liberation Mono"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color="#a66882" loext:opacity="100%" style:font-name="Liberation Mono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  <style:text-properties style:font-name="Liberation Mono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a7074b" loext:opacity="100%" style:text-outline="false" style:text-line-through-style="none" style:text-line-through-type="none" style:text-position="0% 100%" style:font-name="Liberation Mono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style:paragraph-properties fo:text-align="center"/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a64870" loext:opacity="100%" style:font-name="Liberation Mono" fo:font-size="14pt" style:font-size-asian="14pt" style:font-size-complex="14pt"/>
    </style:style>
    <style:style style:name="P5" style:family="paragraph">
      <style:paragraph-properties fo:text-align="center"/>
      <style:text-properties fo:color="#769eee" loext:opacity="100%" style:font-name="Liberation Mono" fo:font-size="14pt" style:font-size-asian="14pt" style:font-size-complex="14pt"/>
    </style:style>
    <style:style style:name="P6" style:family="paragraph">
      <style:paragraph-properties fo:text-align="center"/>
      <style:text-properties fo:color="#a66882" loext:opacity="100%" style:font-name="Liberation Mono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7074b" loext:opacity="100%" style:font-name="Liberation Mono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a7074b" loext:opacity="100%" style:font-name="Liberation Mono" fo:font-size="12pt" fo:font-weight="bold" style:font-size-asian="12pt" style:font-size-complex="12pt"/>
    </style:style>
    <style:style style:name="P12" style:family="paragraph">
      <loext:graphic-properties draw:fill="none" draw:fill-color="#ffffff"/>
      <style:text-properties fo:color="#2667ec" loext:opacity="100%" style:font-name="Liberation Mono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color="#b3c5eb" loext:opacity="100%" style:text-line-through-style="solid" style:text-line-through-type="single"/>
    </style:style>
    <style:style style:name="P14" style:family="paragraph">
      <loext:graphic-properties draw:fill="none" draw:fill-color="#ffffff"/>
      <style:text-properties fo:color="#b3c5eb" loext:opacity="100%" style:text-line-through-style="solid" style:text-line-through-type="single" style:font-name="Liberation Mono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a7074b" loext:opacity="100%" style:font-name="Liberation Mono" fo:font-size="12pt" fo:font-weight="bold" style:font-size-asian="12pt" style:font-size-complex="12p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end"/>
      <style:text-properties fo:color="#666666" loext:opacity="100%" style:font-name="Liberation Mono" fo:font-size="12pt" fo:font-weight="bold" style:font-size-asian="12pt" style:font-size-complex="12pt"/>
    </style:style>
    <style:style style:name="P21" style:family="paragraph">
      <style:paragraph-properties fo:text-align="end"/>
      <style:text-properties fo:color="#d3d3d3" loext:opacity="100%" style:text-line-through-style="none" style:text-line-through-type="none"/>
    </style:style>
    <style:style style:name="P22" style:family="paragraph">
      <loext:graphic-properties draw:fill="none" draw:fill-color="#ffffff"/>
      <style:paragraph-properties fo:text-align="end"/>
      <style:text-properties fo:color="#d3d3d3" loext:opacity="100%" style:text-line-through-style="none" style:text-line-through-type="none" style:font-name="Liberation Mono" fo:font-size="12pt" fo:font-weight="bold" style:font-size-asian="12pt" style:font-size-complex="12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Liberation Mono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69eee" loext:opacity="100%" style:font-name="Liberation Mono" fo:font-size="14pt" style:font-size-asian="14pt" style:font-size-complex="14pt"/>
    </style:style>
    <style:style style:name="T5" style:family="text">
      <style:text-properties fo:color="#a64870" loext:opacity="100%" style:font-name="Liberation Mono" fo:font-size="14pt" style:font-size-asian="14pt" style:font-size-complex="14pt"/>
    </style:style>
    <style:style style:name="T6" style:family="text">
      <style:text-properties fo:color="#2667ec" loext:opacity="100%" style:font-name="Liberation Mono" fo:font-size="14pt" style:font-size-asian="14pt" style:font-size-complex="14pt"/>
    </style:style>
    <style:style style:name="T7" style:family="text">
      <style:text-properties fo:font-variant="normal" fo:text-transform="none" fo:color="#a7074b" loext:opacity="100%" style:text-outline="false" style:text-line-through-style="none" style:text-line-through-type="none" style:font-name="Liberation Mon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a7074b" loext:opacity="100%" style:font-name="Liberation Mono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a7074b" loext:opacity="100%" style:font-name="Liberation Mono" fo:font-size="12pt" fo:font-weight="bold" style:font-size-asian="12pt" style:font-size-complex="12pt"/>
    </style:style>
    <style:style style:name="T10" style:family="text">
      <style:text-properties fo:color="#2667ec" loext:opacity="100%" style:font-name="Liberation Mono" fo:font-size="12pt" fo:font-weight="bold" style:font-size-asian="12pt" style:font-size-complex="12pt"/>
    </style:style>
    <style:style style:name="T11" style:family="text">
      <style:text-properties fo:color="#2667ec" loext:opacity="100%" style:font-name="Liberation Mono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loext:opacity="100%" style:font-name="Liberation Sans2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666666" loext:opacity="100%" style:font-name="Liberation Mono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66" loext:opacity="100%" style:font-name="Liberation Sans2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66666" loext:opacity="100%" style:font-name="Liberation Mono" fo:font-size="12pt" fo:font-weight="bold" style:font-size-asian="12pt" style:font-size-complex="12pt"/>
    </style:style>
    <style:style style:name="T18" style:family="text">
      <style:text-properties style:font-name="Liberation Mono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10.436cm" svg:height="10.28cm" svg:x="1.525cm" svg:y="7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patient</text:span></text:p>
              </table:table-cell>
              <table:table-cell table:style-name="ce2">
                <text:p text:style-name="P2"><text:span text:style-name="T2">method_name</text:span></text:p>
              </table:table-cell>
              <table:table-cell table:style-name="ce3">
                <text:p text:style-name="P3"><text:span text:style-name="T3">blpress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4">
                <text:p text:style-name="P4"><text:span text:style-name="T1">X</text:span></text:p>
              </table:table-cell>
              <table:table-cell table:style-name="ce5">
                <text:p text:style-name="P5"><text:span text:style-name="T4">120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4">
                <text:p text:style-name="P4"><text:span text:style-name="T1">Y</text:span></text:p>
              </table:table-cell>
              <table:table-cell table:style-name="ce5">
                <text:p text:style-name="P5"><text:span text:style-name="T4">110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4">
                <text:p text:style-name="P4"><text:span text:style-name="T1">Z</text:span></text:p>
              </table:table-cell>
              <table:table-cell table:style-name="ce5">
                <text:p text:style-name="P5"><text:span text:style-name="T4">11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4">
                <text:p text:style-name="P4"><text:span text:style-name="T1">X</text:span></text:p>
              </table:table-cell>
              <table:table-cell table:style-name="ce5">
                <text:p text:style-name="P5"><text:span text:style-name="T4">12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4">
                <text:p text:style-name="P4"><text:span text:style-name="T1">Y</text:span></text:p>
              </table:table-cell>
              <table:table-cell table:style-name="ce5">
                <text:p text:style-name="P5"><text:span text:style-name="T4">100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4">
                <text:p text:style-name="P4"><text:span text:style-name="T1">Z</text:span></text:p>
              </table:table-cell>
              <table:table-cell table:style-name="ce5">
                <text:p text:style-name="P5"><text:span text:style-name="T4">115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4"><text:span text:style-name="T1">X</text:span></text:p>
              </table:table-cell>
              <table:table-cell table:style-name="ce5">
                <text:p text:style-name="P5"><text:span text:style-name="T4">130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4"><text:span text:style-name="T1">Y</text:span></text:p>
              </table:table-cell>
              <table:table-cell table:style-name="ce5">
                <text:p text:style-name="P5"><text:span text:style-name="T4">120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4"><text:span text:style-name="T1">Z</text:span></text:p>
              </table:table-cell>
              <table:table-cell table:style-name="ce5">
                <text:p text:style-name="P5"><text:span text:style-name="T4">1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4.098cm" svg:height="3.847cm" svg:x="15.307cm" svg:y="3.28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6">
              <table:table-cell table:style-name="ce1">
                <text:p text:style-name="P1"><text:span text:style-name="T1">patient</text:span></text:p>
              </table:table-cell>
              <table:table-cell>
                <text:p text:style-name="P6"><text:span text:style-name="T5">X</text:span><text:span text:style-name="T6">_blpress</text:span></text:p>
              </table:table-cell>
              <table:table-cell>
                <text:p text:style-name="P7"><text:span text:style-name="T5">Y</text:span><text:span text:style-name="T6">_blpress</text:span></text:p>
              </table:table-cell>
              <table:table-cell>
                <text:p text:style-name="P7"><text:span text:style-name="T5">Z</text:span><text:span text:style-name="T6">_blpress</text:span></text:p>
              </table:table-cell>
            </table:table-row>
            <table:table-row table:style-name="ro2" table:default-cell-style-name="ce5">
              <table:table-cell table:style-name="ce1">
                <text:p text:style-name="P1"><text:span text:style-name="T1">A</text:span></text:p>
              </table:table-cell>
              <table:table-cell>
                <text:p text:style-name="P5"><text:span text:style-name="T4">120</text:span></text:p>
              </table:table-cell>
              <table:table-cell>
                <text:p text:style-name="P5"><text:span text:style-name="T4">110</text:span></text:p>
              </table:table-cell>
              <table:table-cell>
                <text:p text:style-name="P5"><text:span text:style-name="T4">115</text:span></text:p>
              </table:table-cell>
            </table:table-row>
            <table:table-row table:style-name="ro2" table:default-cell-style-name="ce5">
              <table:table-cell table:style-name="ce1">
                <text:p text:style-name="P1"><text:span text:style-name="T1">B</text:span></text:p>
              </table:table-cell>
              <table:table-cell>
                <text:p text:style-name="P5"><text:span text:style-name="T4">125</text:span></text:p>
              </table:table-cell>
              <table:table-cell>
                <text:p text:style-name="P5"><text:span text:style-name="T4">100</text:span></text:p>
              </table:table-cell>
              <table:table-cell>
                <text:p text:style-name="P5"><text:span text:style-name="T4">115</text:span></text:p>
              </table:table-cell>
            </table:table-row>
            <table:table-row table:style-name="ro2" table:default-cell-style-name="ce5">
              <table:table-cell table:style-name="ce1">
                <text:p text:style-name="P1"><text:span text:style-name="T1">C</text:span></text:p>
              </table:table-cell>
              <table:table-cell>
                <text:p text:style-name="P5"><text:span text:style-name="T4">130</text:span></text:p>
              </table:table-cell>
              <table:table-cell>
                <text:p text:style-name="P5"><text:span text:style-name="T4">120</text:span></text:p>
              </table:table-cell>
              <table:table-cell>
                <text:p text:style-name="P5"><text:span text:style-name="T4">1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6.7cm" svg:height="0.729cm" svg:x="4.794cm" svg:y="6.9cm">
          <draw:text-box>
            <text:p text:style-name="P8"><text:span text:style-name="T7">names_fro</text:span><text:span text:style-name="T7">m = </text:span><text:span text:style-name="T8">method_na</text:span><text:span text:style-name="T8">me</text:span></text:p>
          </draw:text-box>
        </draw:frame>
        <draw:frame draw:style-name="gr3" draw:text-style-name="P11" draw:layer="layout" svg:width="10.662cm" svg:height="0.729cm" svg:x="1.55cm" svg:y="5.9cm">
          <draw:text-box>
            <text:p text:style-name="P10"><text:span text:style-name="T9">names_to </text:span><text:span text:style-name="T9">= </text:span><text:span text:style-name="T9">c(“method</text:span><text:span text:style-name="T9">_name”</text:span><text:span text:style-name="T10">, </text:span><text:span text:style-name="T10">“.value”</text:span><text:span text:style-name="T9">)</text:span></text:p>
          </draw:text-box>
        </draw:frame>
        <draw:frame draw:style-name="gr4" draw:text-style-name="P12" draw:layer="layout" svg:width="6.852cm" svg:height="0.729cm" svg:x="12.348cm" svg:y="10.521cm">
          <draw:text-box>
            <text:p><text:span text:style-name="T11">values_fr</text:span><text:span text:style-name="T11">om = </text:span><text:span text:style-name="T11">blpress</text:span></text:p>
          </draw:text-box>
        </draw:frame>
        <draw:frame draw:style-name="gr4" draw:text-style-name="P14" draw:layer="layout" svg:width="6.852cm" svg:height="0.729cm" svg:x="12.398cm" svg:y="9.521cm">
          <draw:text-box>
            <text:p text:style-name="P13"><text:span text:style-name="T12">values_to </text:span><text:span text:style-name="T12">= </text:span><text:span text:style-name="T12">“blpress”</text:span></text:p>
          </draw:text-box>
        </draw:frame>
        <draw:path draw:style-name="gr5" draw:text-style-name="P15" draw:layer="layout" svg:width="5.253cm" svg:height="1.256cm" draw:transform="skewX (0.131423292675173) rotate (-2.38045456679507) translate (22.8000000287813cm 7.15000003949996cm)" svg:viewBox="0 0 5254 1257" svg:d="M0 0c2357 0 5254 1257 5254 1257">
          <text:p/>
        </draw:path>
        <draw:path draw:style-name="gr6" draw:text-style-name="P15" draw:layer="layout" svg:width="7.092cm" svg:height="1.68cm" draw:transform="skewX (0.316602726311771) rotate (-2.28376332623458) translate (23.800000050274cm 7.15000008363398cm)" svg:viewBox="0 0 7093 1681" svg:d="M0 0c3182 0 7093 1681 7093 1681">
          <text:p/>
        </draw:path>
        <draw:path draw:style-name="gr7" draw:text-style-name="P15" draw:layer="layout" svg:width="19.061cm" svg:height="12.869cm" draw:transform="skewX (-0.173311194723037) rotate (2.63213104493265) translate (22.9520179273588cm 15.1566906051027cm)" svg:viewBox="0 0 19062 12870" svg:d="M0 12870c10822 2 19062-12870 19062-12870">
          <text:p/>
        </draw:path>
        <draw:path draw:style-name="gr8" draw:text-style-name="P15" draw:layer="layout" svg:width="12.026cm" svg:height="10.124cm" draw:transform="skewX (-0.594982742004867) rotate (2.41448848720896) translate (20.4851420638224cm 15.2444478923294cm)" svg:viewBox="0 0 12027 10125" svg:d="M0 10125c6826 1 12027-10125 12027-10125">
          <text:p/>
        </draw:path>
        <draw:frame draw:style-name="gr9" draw:text-style-name="P17" draw:layer="layout" svg:width="2.026cm" svg:height="0.729cm" svg:x="22.951cm" svg:y="1.581cm">
          <draw:text-box>
            <text:p text:style-name="P16"><text:span text:style-name="T9">cols =</text:span></text:p>
          </draw:text-box>
        </draw:frame>
        <draw:custom-shape draw:style-name="gr10" draw:text-style-name="P15" draw:layer="layout" svg:width="0.75cm" svg:height="10.25cm" draw:transform="rotate (1.5707963267949) translate (19.001cm 3.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9" draw:layer="layout" svg:width="12.829cm" svg:height="3.566cm" svg:x="15.212cm" svg:y="12.643cm">
          <draw:text-box>
            <text:p text:style-name="P18"><text:span text:style-name="T13">extra argument needed to separate/glue column names:</text:span></text:p>
            <text:list text:style-name="L2">
              <text:list-item>
                <text:p><text:span text:style-name="T14">in </text:span><text:span text:style-name="T15">pivot_longer()</text:span><text:span text:style-name="T14">: </text:span></text:p>
                <text:list>
                  <text:list-item>
                    <text:p><text:span text:style-name="T14">either: </text:span><text:span text:style-name="T15">names_sep = “_”</text:span></text:p>
                  </text:list-item>
                  <text:list-item>
                    <text:p><text:span text:style-name="T14">or: </text:span><text:span text:style-name="T15">names_pattern = “&lt;regex with groups&gt;”</text:span></text:p>
                  </text:list-item>
                </text:list>
              </text:list-item>
              <text:list-item>
                <text:p><text:span text:style-name="T14">in</text:span><text:span text:style-name="T16"> </text:span><text:span text:style-name="T15">pivot_wider()</text:span><text:span text:style-name="T14">: </text:span></text:p>
              </text:list-item>
            </text:list>
            <text:p><text:span text:style-name="T14"><text:tab/></text:span><text:span text:style-name="T15">names_glue = “{</text:span><text:span text:style-name="T8">method_name</text:span><text:span text:style-name="T15">}_{</text:span><text:span text:style-name="T11">.value</text:span><text:span text:style-name="T15">}”</text:span></text:p>
          </draw:text-box>
        </draw:frame>
        <draw:frame draw:style-name="gr12" draw:text-style-name="P20" draw:layer="layout" svg:width="5.582cm" svg:height="0.729cm" svg:x="10.468cm" svg:y="3.75cm">
          <draw:text-box>
            <text:p text:style-name="P10"><text:span text:style-name="T17">pivot_wider()</text:span></text:p>
          </draw:text-box>
        </draw:frame>
        <draw:frame draw:style-name="gr12" draw:text-style-name="P20" draw:layer="layout" svg:width="5.582cm" svg:height="0.729cm" svg:x="8.3cm" svg:y="1.821cm">
          <draw:text-box>
            <text:p text:style-name="P10"><text:span text:style-name="T17">pivot_longer()</text:span></text:p>
          </draw:text-box>
        </draw:frame>
        <draw:frame draw:style-name="gr12" draw:text-style-name="P22" draw:layer="layout" svg:width="5.582cm" svg:height="0.729cm" svg:x="17.718cm" svg:y="7.75cm">
          <draw:text-box>
            <text:p text:style-name="P21"><text:span text:style-name="T18">pivot_longer()</text:span></text:p>
          </draw:text-box>
        </draw:frame>
        <draw:frame draw:style-name="gr12" draw:text-style-name="P20" draw:layer="layout" svg:width="5.582cm" svg:height="0.729cm" svg:x="21.118cm" svg:y="9.271cm">
          <draw:text-box>
            <text:p text:style-name="P10"><text:span text:style-name="T17">pivot_wider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31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8:48:19.498476885</meta:creation-date>
    <dc:date>2023-11-16T21:16:13.870332149</dc:date>
    <meta:editing-duration>PT12H18M57S</meta:editing-duration>
    <meta:editing-cycles>20</meta:editing-cycles>
    <meta:generator>LibreOffice/7.6.2.1$Linux_X86_64 LibreOffice_project/60$Build-1</meta:generator>
    <meta:document-statistic meta:object-count="17"/>
  </office:meta>
</office:document-meta>
</file>